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mic Sans MS" svg:font-family="'Comic Sans MS'" style:font-adornments="Normal" style:font-family-generic="script" style:font-pitch="variable"/>
    <style:font-face style:name="Georgia" svg:font-family="Georgia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rsid="000fea21" officeooo:paragraph-rsid="000fea21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7dbcb" officeooo:paragraph-rsid="0011bbb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1bbb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7c74" officeooo:paragraph-rsid="0011bbbf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800000" loext:opacity="100%" fo:font-size="15pt" style:text-underline-style="solid" style:text-underline-width="auto" style:text-underline-color="font-color" fo:font-weight="bold" officeooo:paragraph-rsid="0011bbbf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1bbbf"/>
    </style:style>
    <style:style style:name="P7" style:family="paragraph" style:parent-style-name="Standard">
      <style:paragraph-properties fo:text-align="start" style:justify-single-word="false"/>
      <style:text-properties officeooo:paragraph-rsid="0011bbbf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paragraph-rsid="0011bbbf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11bbbf" style:font-weight-asian="bold" style:font-weight-complex="bold"/>
    </style:style>
    <style:style style:name="P10" style:family="paragraph" style:parent-style-name="Subtitle">
      <style:text-properties officeooo:rsid="000fea21" officeooo:paragraph-rsid="000fea21"/>
    </style:style>
    <style:style style:name="P11" style:family="paragraph" style:parent-style-name="Text_20_body">
      <style:text-properties officeooo:rsid="000fea21" officeooo:paragraph-rsid="000fea21"/>
    </style:style>
    <style:style style:name="P12" style:family="paragraph" style:parent-style-name="Title">
      <style:text-properties officeooo:rsid="000fea21" officeooo:paragraph-rsid="000fea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7c74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ntretiens avec le client</text:p>
      <text:p text:style-name="P10">Compte-rendu des discussions</text:p>
      <text:p text:style-name="P11"/>
      <text:h text:style-name="P1" text:outline-level="1">Premier entretien (2 nov. 24)</text:h>
      <text:p text:style-name="P7"><text:span text:style-name="T3"/></text:p>
      <text:p text:style-name="P7"><text:span text:style-name="T3">Le projet de l'entreprise :</text:span></text:p>
      <text:p text:style-name="P8">Une entreprise qui commercialise des emballages</text:p>
      <text:p text:style-name="P8">écologie (vert pour le site)</text:p>
      <text:p text:style-name="P7"><text:span text:style-name="T1"/></text:p>
      <text:p text:style-name="P7"><text:span text:style-name="T1"/></text:p>
      <text:p text:style-name="P9">Les objectifs du sites?)</text:p>
      <text:p text:style-name="P3">Ventes des produits de l’entreprise et mise en avant des nouveaux produits</text:p>
      <text:p text:style-name="P3">Entreprise qui commercialise des emballages ( intermédiaires des industriels )</text:p>
      <text:p text:style-name="P3"/>
      <text:p text:style-name="P9">Un logo?)</text:p>
      <text:p text:style-name="P3">Oui</text:p>
      <text:p text:style-name="P3"/>
      <text:p text:style-name="P9">Quelles fonctionnalités principales attendez-vous du site?)</text:p>
      <text:p text:style-name="P3">un site commercial </text:p>
      <text:p text:style-name="P3">pas de création de compte <text:s/>→ remplir un formulaire pour être recontacter</text:p>
      <text:p text:style-name="P3"/>
      <text:p text:style-name="P9">Comment visualisez vous le site ?)</text:p>
      <text:p text:style-name="P3">Page d'accueil : <text:s/>barre latéral : contact </text:p>
      <text:p text:style-name="P3">des liens vers le type de produit quand on déroule</text:p>
      <text:p text:style-name="P7"/>
      <text:p text:style-name="P9">Des obligations ?)</text:p>
      <text:p text:style-name="P3">logo / les valeurs de l'entreprise / similaire à la charte</text:p>
      <text:p text:style-name="P3">bon de commandes achetable sur le site</text:p>
      <text:p text:style-name="P3">récup d'information</text:p>
      <text:p text:style-name="P3">avant le 20 décembre si possible</text:p>
      <text:p text:style-name="P3"/>
      <text:p text:style-name="P9">le type de client ?)</text:p>
      <text:p text:style-name="P3">Des entreprises qui ont besoin d'emballages</text:p>
      <text:p text:style-name="P3"/>
      <text:p text:style-name="P3"/>
      <text:p text:style-name="P3">page d'accueil → présentation de l'entreprise </text:p>
      <text:p text:style-name="P3">contact</text:p>
      <text:p text:style-name="P3"/>
      <text:p text:style-name="P2"/>
      <text:p text:style-name="P3"/>
      <text:p text:style-name="P9">formulaire contact ?)</text:p>
      <text:p text:style-name="P3">adresse mail, num tel,nom entreprise,l'adresse, domaine de l'entreprise, informations sur le dirigeant + une case pourquoi nous contacter.</text:p>
      <text:p text:style-name="P9"/>
      <text:p text:style-name="P9"/>
      <text:p text:style-name="P9">ce qu'il vont nous envoyer ?)</text:p>
      <text:p text:style-name="P3">bon de commande, catalogue, entreprise avec qui ont collabore</text:p>
      <text:p text:style-name="P3"><text:soft-page-break/></text:p>
      <text:p text:style-name="P3">images : comme on veut</text:p>
      <text:p text:style-name="P3"/>
      <text:p text:style-name="P3"/>
      <text:p text:style-name="P3"/>
      <text:p text:style-name="P3"/>
      <text:p text:style-name="P3"/>
      <text:p text:style-name="P2">combien de page : 3</text:p>
      <text:p text:style-name="P2">→ accueil,présentation ent,, contact</text:p>
      <text:p text:style-name="P2"/>
      <text:p text:style-name="P2">Accueil : présentation produits et accueil client</text:p>
      <text:p text:style-name="P4">contact/formulaire : formulaire contact ent et commande</text:p>
      <text:p text:style-name="P2">Présentation ent : <text:span text:style-name="T2">valeurs et employé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mic Sans MS" svg:font-family="'Comic Sans MS'" style:font-adornments="Normal" style:font-family-generic="script" style:font-pitch="variable"/>
    <style:font-face style:name="Georgia" svg:font-family="Georgia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style-name="Normal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Georgia" fo:font-family="Georgia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9:21:55.037936698</meta:creation-date>
    <meta:generator>LibreOffice/24.2.4.2$MacOSX_AARCH64 LibreOffice_project/51a6219feb6075d9a4c46691dcfe0cd9c4fff3c2</meta:generator>
    <dc:date>2024-11-18T09:55:21.297597725</dc:date>
    <meta:editing-duration>PT33M26S</meta:editing-duration>
    <meta:editing-cycles>2</meta:editing-cycles>
    <meta:document-statistic meta:table-count="0" meta:image-count="0" meta:object-count="0" meta:page-count="2" meta:paragraph-count="36" meta:word-count="218" meta:character-count="1398" meta:non-whitespace-character-count="1211"/>
  </office:meta>
</office:document-meta>
</file>